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ll right, I say we get started on our
training right here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Sure. As you like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まあ適当にな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Within reason, of course.”</text:p>
          </table:table-cell>
          <table:table-cell table:number-columns-repeated="1020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Eh... reason? That's not gonna cut it!</text:p>
          </table:table-cell>
          <table:table-cell table:number-columns-repeated="1020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style-name="ce0"/>
          <table:table-cell table:style-name="ce0"/>
          <table:table-cell table:style-name="ce0" office:value-type="string">
            <text:p>We've gotta do this properly, or it isn't
real training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Yeaaah... but, look, it isn't really
training anymore when we're fighting demons.
It's more like an actual battle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“Even if we put everything we've got into
it, it's still gonna be dangerous...”</text:p>
          </table:table-cell>
          <table:table-cell table:number-columns-repeated="1020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ell, yeah, I guess that's true...</text:p>
          </table:table-cell>
          <table:table-cell table:number-columns-repeated="1020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style-name="ce0"/>
          <table:table-cell table:style-name="ce0"/>
          <table:table-cell table:style-name="ce0" office:value-type="string">
            <text:p>But if we really put our back into it and
clear these demons away, then Jinbū Village
will get that much safer!</text:p>
          </table:table-cell>
          <table:table-cell table:number-columns-repeated="1020"/>
        </table:table-row>
        <table:table-row>
          <table:table-cell table:style-name="ce0" office:value-type="string">
            <text:p>ベストを尽くしましょう！！</text:p>
          </table:table-cell>
          <table:table-cell table:style-name="ce0"/>
          <table:table-cell table:style-name="ce0"/>
          <table:table-cell table:style-name="ce0" office:value-type="string">
            <text:p>Let's give it our all!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Aight, I'll do what I can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“Haah... haah..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style-name="ce0"/>
          <table:table-cell table:style-name="ce0"/>
          <table:table-cell table:style-name="ce0" office:value-type="string">
            <text:p>Self-Defense Union Member
“H... Hey... don'tcha think... the demons
'round here are a little too strong?”</text:p>
          </table:table-cell>
          <table:table-cell table:number-columns-repeated="1020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hew... hafuu... e-even with the two of us
together... we can barely... haah... take
care of one demon...!</text:p>
          </table:table-cell>
          <table:table-cell table:number-columns-repeated="1020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“The training's way too tough, this time..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“Let's take a quick break...”</text:p>
          </table:table-cell>
          <table:table-cell table:number-columns-repeated="1020"/>
        </table:table-row>
        <table:table-row>
          <table:table-cell table:style-name="ce0" office:value-type="string">
            <text:p>さ、賛成です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-Agreed...!</text:p>
          </table:table-cell>
          <table:table-cell table:number-columns-repeated="1020"/>
        </table:table-row>
        <table:table-row>
          <table:table-cell table:style-name="ce0" office:value-type="string">
            <text:p>お！　これは飲める水ですよ！</text:p>
          </table:table-cell>
          <table:table-cell table:style-name="ce0"/>
          <table:table-cell table:style-name="ce0"/>
          <table:table-cell table:style-name="ce0" office:value-type="string">
            <text:p>Oh! This water's totally drinkable!</text:p>
          </table:table-cell>
          <table:table-cell table:number-columns-repeated="1020"/>
        </table:table-row>
        <table:table-row>
          <table:table-cell table:style-name="ce0" office:value-type="string">
            <text:p>さっそく頂きます！</text:p>
          </table:table-cell>
          <table:table-cell table:style-name="ce0"/>
          <table:table-cell table:style-name="ce0"/>
          <table:table-cell table:style-name="ce0" office:value-type="string">
            <text:p>I'll be taking some of that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*glub*... *glub*... *glub*...</text:p>
          </table:table-cell>
          <table:table-cell table:number-columns-repeated="1020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style-name="ce0"/>
          <table:table-cell table:style-name="ce0"/>
          <table:table-cell table:style-name="ce0" office:value-type="string">
            <text:p>...*glub*... *glub*... *glub*... *glub*...</text:p>
          </table:table-cell>
          <table:table-cell table:number-columns-repeated="1020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style-name="ce0"/>
          <table:table-cell table:style-name="ce0"/>
          <table:table-cell table:style-name="ce0" office:value-type="string">
            <text:p>Puhaaaaaaah〜!! Now that's delicious〜!!</text:p>
          </table:table-cell>
          <table:table-cell table:number-columns-repeated="1020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style-name="ce0"/>
          <table:table-cell table:style-name="ce0"/>
          <table:table-cell table:style-name="ce0" office:value-type="string">
            <text:p>Man, the weather in the Midlands is so
mild, it's amazing〜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style-name="ce0"/>
          <table:table-cell table:style-name="ce0"/>
          <table:table-cell table:style-name="ce0" office:value-type="string">
            <text:p>Although, we're with the SDU up north, so we
can hardly just move down here, huh...?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Hey, there's no need to be so rigid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It doesn't matter how hard we lowly soldiers
fight, all these demons aren't going anywhere.”</text:p>
          </table:table-cell>
          <table:table-cell table:number-columns-repeated="1020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, our efforts can help people, even if
it's only a little!</text:p>
          </table:table-cell>
          <table:table-cell table:number-columns-repeated="1020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style-name="ce0"/>
          <table:table-cell table:style-name="ce0"/>
          <table:table-cell table:style-name="ce0" office:value-type="string">
            <text:p>That's why there's no excuse for shirking
our training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Yeah, yeah. I get it, so stop glaring at
me like that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Right, I guess we'd better get back to
our so-called ‘training’.”</text:p>
          </table:table-cell>
          <table:table-cell table:number-columns-repeated="1020"/>
        </table:table-row>
        <table:table-row>
          <table:table-cell table:style-name="ce0" office:value-type="string">
            <text:p>・・・あ、その前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...Oh, before that...</text:p>
          </table:table-cell>
          <table:table-cell table:number-columns-repeated="1020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style-name="ce0"/>
          <table:table-cell table:style-name="ce0"/>
          <table:table-cell table:style-name="ce0" office:value-type="string">
            <text:p>I'm gonna go borrow a bathroom back in the
village.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Yeah, be careful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